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x</text:p>
          </table:table-cell>
          <table:table-cell/>
          <table:table-cell office:value-type="string" calcext:value-type="string">
            <text:p>lexical selection</text:p>
          </table:table-cell>
          <table:table-cell office:value-type="string" calcext:value-type="string">
            <text:p>vuogádat ii atte rivttes sáni</text:p>
          </table:table-cell>
        </table:table-row>
        <table:table-row table:style-name="ro1">
          <table:table-cell office:value-type="string" calcext:value-type="string">
            <text:p>fst</text:p>
          </table:table-cell>
          <table:table-cell/>
          <table:table-cell office:value-type="string" calcext:value-type="string">
            <text:p>fst error</text:p>
          </table:table-cell>
          <table:table-cell office:value-type="string" calcext:value-type="string">
            <text:p>anárašgiela analysáhtor hukse boasttuhámi, dahje hápmi váilu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word order</text:p>
          </table:table-cell>
          <table:table-cell office:value-type="string" calcext:value-type="string">
            <text:p>vuogádat addá heajos syntávssa</text:p>
          </table:table-cell>
        </table:table-row>
        <table:table-row table:style-name="ro1"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syntax error</text:p>
          </table:table-cell>
          <table:table-cell office:value-type="string" calcext:value-type="string">
            <text:p>davvisámi sánis ii leat rivttes analysa konteavstta ektui%, ja boađus lea boasttuhápmi MT-teavsttas <text:s text:c="2"/></text:p>
          </table:table-cell>
        </table:table-row>
        <table:table-row table:style-name="ro1">
          <table:table-cell office:value-type="string" calcext:value-type="string">
            <text:p>sme</text:p>
          </table:table-cell>
          <table:table-cell/>
          <table:table-cell office:value-type="string" calcext:value-type="string">
            <text:p>sme error</text:p>
          </table:table-cell>
          <table:table-cell office:value-type="string" calcext:value-type="string">
            <text:p>davvisámi teavsttas lea giella- dahje čállinmeattáhus%, ja boađus lea boasttuhápmi MT-teavsttas <text:s text:c="7"/></text:p>
          </table:table-cell>
        </table:table-row>
        <table:table-row table:style-name="ro1">
          <table:table-cell office:value-type="string" calcext:value-type="string">
            <text:p>punct</text:p>
          </table:table-cell>
          <table:table-cell/>
          <table:table-cell office:value-type="string" calcext:value-type="string">
            <text:p>punctuation</text:p>
          </table:table-cell>
          <table:table-cell office:value-type="string" calcext:value-type="string">
            <text:p>jorgaleaddji lea lasihan rihku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 pooliitlâš ---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.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mâštâlâm --- &gt; valmâštâll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lassee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toimâohtâdâhministeriö --- &gt; ruttâtuáluministeriö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máhđulub --- &gt; máhđuláv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ištevâš --- &gt; pište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mâštâlâđ --- &gt; valmâštâllâđ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averiijkâlâš --- &gt; tave-eennâm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ooliitlâš &lt; tooimâi --- &gt; lasseen &gt; poolitkâš &gt; tooimâ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iälámâšâi --- &gt; iäláttâsâ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toimâohtâdâhministeriön --- &gt; ruttâtuáluministeriö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urod --- &gt; eur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iälámâšâid --- &gt; iäláttâsâ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arlament --- &gt; parlamenttaar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averiijkâlâš --- &gt; tave-eennâm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ašijd --- &gt; aaš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n --- &gt; ruttâde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sopâmušâin --- &gt; säämisopâmušš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&lt; sämikielâtáiđu --- &gt; ovdiist &gt; sämikieltáiđu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haldâttâhlâš --- &gt; haaldâ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kieđâvušškuáttám &lt; tuámupittáást --- &gt; kieđâvuškuáttám &gt; tuámukapittâ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á --- &gt; tuámukapittâl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jâvyehi --- &gt; vaaljâvyeh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h --- &gt; to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čovgiđ --- &gt; čovgâ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jn --- &gt; ruttâdm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iämmáš --- &gt; siämmá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ccee --- &gt; occe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&lt; sämikielâtáiđu --- &gt; ovdiist &gt; sämikieltáiđu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táást --- &gt; Tuámukapittâ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h --- &gt; tot 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 säämi --- &gt; Sääm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ooliitlâš ---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mâštâlâm --- &gt; valmâštâll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&lt; eres &lt; pooliitlâš --- &gt; ereslasseen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 &lt; tuuriism --- &gt; Säämi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toimâohtâdâhministeriö --- &gt; staatâvarijministeriö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aan --- &gt; tä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máhđulub --- &gt; máhđuláv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, &gt; moh &gt; lá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árnáikuávdái --- &gt; párnáikuávdáš &gt; ,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 &lt; tuuriism --- &gt; Säämi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 &lt; tuuriism --- &gt; Säämi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mâštâlâđ --- &gt; valmâštâll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&lt; eres &lt; pooliitlâš &lt; tooimâi --- &gt; ereslasseen &gt; poolitlâš &gt; tooimâ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 &lt; iälámâšâi --- &gt; Säämi &gt; iäláttâsâ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toimâohtâdâhministeriön --- &gt; staatâvarijministeriö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ooliitlâš ---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asattâs --- &gt; las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Kielâkäldee-proojeekt --- &gt; Kielâkäldee-projektâ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 &lt; iälámâšâid &lt; já --- &gt; Säämi &gt; iäláttâsâid &gt; seh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arlament &lt; rääđi --- &gt; parlamentaarlâšrääđ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eikkâ &lt; - &lt; sopâmu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uátá &lt; leđe --- &gt; lii &gt; me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ašijd --- &gt; aaš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meidde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uátá &lt; leđe --- &gt; li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n --- &gt; ruttâde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nuuvt &lt; lii --- &gt; t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li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sopâmušâin --- &gt; säämisopâmuš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hiäjunâm --- &gt; huánán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Budjettile &lt; lii &lt; taggaar &lt; , &lt; mii --- &gt; Budje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--- &gt; ovdi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irgálâš --- &gt; virgáli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irgálâš --- &gt; virgáli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táást --- &gt; tuámukapittâ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á --- &gt; tuámukapittâl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ubâlohán --- &gt; ubânâsâ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h --- &gt; to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čovgiđ --- &gt; čovgâ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iäđust --- &gt; tiäđust-uv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ccee --- &gt; occe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--- &gt; ovdi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htâ &lt; vátámâšâin --- &gt; ohtân &gt; vátámâššâ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jo-uv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táást --- &gt; Tuámukapittâ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h --- &gt; to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tâ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oovtâ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lmaiolmoošpapâiguin --- &gt; almaipapâigu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¶ &gt; ¶ 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 pooliitlâš ---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mâštâlâm --- &gt; valmâštâll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&lt; eres &lt; pooliitlâš --- &gt; iärrás &gt; lasseen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aa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máhđulub &lt; puátimin --- &gt; máhđulávt &gt; älgim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-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moos --- &gt; j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tađe &gt; várá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--- &gt; tuuris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 valmâštâllâđ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uriism &lt; kriterij &lt; valmâštâlâđ --- &gt; tuurism &gt; kriterij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ereeb &lt; eres &lt; pooliitlâš &lt; tooimâi --- &gt; iärrás &gt; lasseen &gt; poolitlâš &gt; tooimâ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iälámâšâi --- &gt; iäláttâsvuovij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id --- &gt; too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asattâs &lt; mii &lt; pooliitlâš --- &gt; poolitl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, &lt; moos &lt; mij &lt; iävtuttij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urod --- &gt; eur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iälámâšâid --- &gt; iäláttâsvuov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opâmuš --- &gt; konventi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uátá --- &gt; šadd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ašijd --- &gt; aaš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puátá --- &gt; šadda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, &lt; riehtiministeriö --- &gt; . &gt; Riehtiministeriö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n --- &gt; ruttâde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nuuvt --- &gt; t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äämisopâmušâin --- &gt; säämisopâmušš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ajos --- &gt; Saij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konomâlâš --- &gt; ekonomis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hiäjunâm --- &gt; hiäjusmâ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konomâlâš --- &gt; ekonomis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ekonomâlâš --- &gt; ekonomisâ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hiäjus --- &gt; hyene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s --- &gt; too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--- &gt; ovdd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ist --- &gt; vistig &gt; sij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táást --- &gt; tuámukapitu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á --- &gt; tuámukapitul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ubâlohán --- &gt; ollág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aljâvyehi --- &gt; vaaljâvyehi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áigáduvâst --- &gt; äigitavâl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ist --- &gt; vistig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čovgiđ --- &gt; čovgâ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ruttâdmijn --- &gt; ruttâdmáin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vist --- &gt; vistig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siämmáš --- &gt; siämmá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iäđust --- &gt; tiäđust-uv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oovdiš --- &gt; ovdd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lohá --- &gt; iätá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uuccâp --- &gt; olmooš &gt; occoo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ulmuu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nissoon- --- &gt; nisonij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lmaiulmuid --- &gt; almaid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uámupittáást --- &gt; Tuámukapitulis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toh --- &gt; tot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lt; almaiolmoošpapâiguin --- &gt; almaipapâiguin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e" fo:country="NO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1:14:23.27106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5:00:34.178589000</meta:creation-date>
    <dc:date>2016-08-29T11:15:27.336097000</dc:date>
    <meta:editing-duration>PT5M50S</meta:editing-duration>
    <meta:editing-cycles>2</meta:editing-cycles>
    <meta:generator>LibreOffice/5.0.3.2$MacOSX_X86_64 LibreOffice_project/e5f16313668ac592c1bfb310f4390624e3dbfb75</meta:generator>
    <meta:document-statistic meta:table-count="1" meta:cell-count="178" meta:object-count="0"/>
  </office:meta>
</office:document-meta>
</file>